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1748in" svg:y="0.3969in">
            <draw:object draw:notify-on-update-of-ranges="Sheet1.D1:Sheet1.D1 Sheet1.D2:Sheet1.D55 Sheet1.E1:Sheet1.E1 Sheet1.E2:Sheet1.E5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2.5921in" svg:y="0.4382in">
            <draw:object draw:notify-on-update-of-ranges="Sheet1.D1:Sheet1.D1 Sheet1.D2:Sheet1.D55 Sheet1.F1:Sheet1.F1 Sheet1.F2:Sheet1.F5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9.0043in" svg:y="4.4823in">
            <draw:object draw:notify-on-update-of-ranges="Sheet1.E1:Sheet1.E1 Sheet1.E2:Sheet1.E55 Sheet1.F1:Sheet1.F1 Sheet1.F2:Sheet1.F5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lift_box_2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.995">
            <text:p>2.995</text:p>
          </table:table-cell>
          <table:table-cell office:value-type="float" office:value="0.0551107736465">
            <text:p>0.0551107736</text:p>
          </table:table-cell>
          <table:table-cell office:value-type="float" office:value="0.0794607339726">
            <text:p>0.079460734</text:p>
          </table:table-cell>
          <table:table-cell office:value-type="float" office:value="0.880432137737">
            <text:p>0.880432137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3.244">
            <text:p>3.244</text:p>
          </table:table-cell>
          <table:table-cell office:value-type="float" office:value="0.0537129721064">
            <text:p>0.0537129721</text:p>
          </table:table-cell>
          <table:table-cell office:value-type="float" office:value="0.0757607102486">
            <text:p>0.0757607102</text:p>
          </table:table-cell>
          <table:table-cell office:value-type="float" office:value="0.877654367023">
            <text:p>0.87765436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3.933">
            <text:p>3.933</text:p>
          </table:table-cell>
          <table:table-cell office:value-type="float" office:value="0.059294183635">
            <text:p>0.0592941836</text:p>
          </table:table-cell>
          <table:table-cell office:value-type="float" office:value="0.0743220505063">
            <text:p>0.0743220505</text:p>
          </table:table-cell>
          <table:table-cell office:value-type="float" office:value="0.877407445584">
            <text:p>0.877407445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.268">
            <text:p>4.268</text:p>
          </table:table-cell>
          <table:table-cell office:value-type="float" office:value="0.0601262589572">
            <text:p>0.060126259</text:p>
          </table:table-cell>
          <table:table-cell office:value-type="float" office:value="0.0748021678516">
            <text:p>0.0748021679</text:p>
          </table:table-cell>
          <table:table-cell office:value-type="float" office:value="0.877901275217">
            <text:p>0.877901275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.45">
            <text:p>4.45</text:p>
          </table:table-cell>
          <table:table-cell office:value-type="float" office:value="0.0603658946944">
            <text:p>0.0603658947</text:p>
          </table:table-cell>
          <table:table-cell office:value-type="float" office:value="0.075016124427">
            <text:p>0.0750161244</text:p>
          </table:table-cell>
          <table:table-cell office:value-type="float" office:value="0.878259298242">
            <text:p>0.878259298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.884">
            <text:p>4.884</text:p>
          </table:table-cell>
          <table:table-cell office:value-type="float" office:value="0.0598899627357">
            <text:p>0.0598899627</text:p>
          </table:table-cell>
          <table:table-cell office:value-type="float" office:value="0.0757242728623">
            <text:p>0.0757242729</text:p>
          </table:table-cell>
          <table:table-cell office:value-type="float" office:value="0.877370412703">
            <text:p>0.877370412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.003">
            <text:p>5.003</text:p>
          </table:table-cell>
          <table:table-cell office:value-type="float" office:value="0.0598280815707">
            <text:p>0.0598280816</text:p>
          </table:table-cell>
          <table:table-cell office:value-type="float" office:value="0.0768001929937">
            <text:p>0.076800193</text:p>
          </table:table-cell>
          <table:table-cell office:value-type="float" office:value="0.87622226462">
            <text:p>0.876222264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.538">
            <text:p>5.538</text:p>
          </table:table-cell>
          <table:table-cell office:value-type="float" office:value="0.0534421553214">
            <text:p>0.0534421553</text:p>
          </table:table-cell>
          <table:table-cell office:value-type="float" office:value="0.132781489856">
            <text:p>0.1327814899</text:p>
          </table:table-cell>
          <table:table-cell office:value-type="float" office:value="0.840555589876">
            <text:p>0.8405555899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.67">
            <text:p>5.67</text:p>
          </table:table-cell>
          <table:table-cell office:value-type="float" office:value="0.0508594861093">
            <text:p>0.0508594861</text:p>
          </table:table-cell>
          <table:table-cell office:value-type="float" office:value="0.140544477252">
            <text:p>0.1405444773</text:p>
          </table:table-cell>
          <table:table-cell office:value-type="float" office:value="0.835148181444">
            <text:p>0.835148181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.062">
            <text:p>6.062</text:p>
          </table:table-cell>
          <table:table-cell office:value-type="float" office:value="0.0447842473463">
            <text:p>0.0447842473</text:p>
          </table:table-cell>
          <table:table-cell office:value-type="float" office:value="0.163401067993">
            <text:p>0.163401068</text:p>
          </table:table-cell>
          <table:table-cell office:value-type="float" office:value="0.815580282682">
            <text:p>0.815580282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.233">
            <text:p>6.233</text:p>
          </table:table-cell>
          <table:table-cell office:value-type="float" office:value="0.0419336417575">
            <text:p>0.0419336418</text:p>
          </table:table-cell>
          <table:table-cell office:value-type="float" office:value="0.167914296742">
            <text:p>0.1679142967</text:p>
          </table:table-cell>
          <table:table-cell office:value-type="float" office:value="0.809432140839">
            <text:p>0.809432140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.478">
            <text:p>6.478</text:p>
          </table:table-cell>
          <table:table-cell office:value-type="float" office:value="0.0409561932785">
            <text:p>0.0409561933</text:p>
          </table:table-cell>
          <table:table-cell office:value-type="float" office:value="0.170049250126">
            <text:p>0.1700492501</text:p>
          </table:table-cell>
          <table:table-cell office:value-type="float" office:value="0.805900037289">
            <text:p>0.805900037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.659">
            <text:p>6.659</text:p>
          </table:table-cell>
          <table:table-cell office:value-type="float" office:value="0.0399707963713">
            <text:p>0.0399707964</text:p>
          </table:table-cell>
          <table:table-cell office:value-type="float" office:value="0.173559799422">
            <text:p>0.1735597994</text:p>
          </table:table-cell>
          <table:table-cell office:value-type="float" office:value="0.804098801112">
            <text:p>0.804098801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.773">
            <text:p>6.773</text:p>
          </table:table-cell>
          <table:table-cell office:value-type="float" office:value="0.0387773922196">
            <text:p>0.0387773922</text:p>
          </table:table-cell>
          <table:table-cell office:value-type="float" office:value="0.172818154465">
            <text:p>0.1728181545</text:p>
          </table:table-cell>
          <table:table-cell office:value-type="float" office:value="0.795493861039">
            <text:p>0.79549386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.084">
            <text:p>7.084</text:p>
          </table:table-cell>
          <table:table-cell office:value-type="float" office:value="0.0368483622593">
            <text:p>0.0368483623</text:p>
          </table:table-cell>
          <table:table-cell office:value-type="float" office:value="0.172856272003">
            <text:p>0.172856272</text:p>
          </table:table-cell>
          <table:table-cell office:value-type="float" office:value="0.777074107417">
            <text:p>0.777074107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.206">
            <text:p>7.206</text:p>
          </table:table-cell>
          <table:table-cell office:value-type="float" office:value="0.0263356866292">
            <text:p>0.0263356866</text:p>
          </table:table-cell>
          <table:table-cell office:value-type="float" office:value="0.190116931995">
            <text:p>0.190116932</text:p>
          </table:table-cell>
          <table:table-cell office:value-type="float" office:value="0.754790163335">
            <text:p>0.754790163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.486">
            <text:p>7.486</text:p>
          </table:table-cell>
          <table:table-cell office:value-type="float" office:value="0.00890469191133">
            <text:p>0.0089046919</text:p>
          </table:table-cell>
          <table:table-cell office:value-type="float" office:value="0.207511030781">
            <text:p>0.2075110308</text:p>
          </table:table-cell>
          <table:table-cell office:value-type="float" office:value="0.734790159596">
            <text:p>0.734790159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.695">
            <text:p>7.695</text:p>
          </table:table-cell>
          <table:table-cell office:value-type="float" office:value="-0.00147529696632">
            <text:p>-0.001475297</text:p>
          </table:table-cell>
          <table:table-cell office:value-type="float" office:value="0.225081990163">
            <text:p>0.2250819902</text:p>
          </table:table-cell>
          <table:table-cell office:value-type="float" office:value="0.704765464789">
            <text:p>0.704765464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.879">
            <text:p>7.879</text:p>
          </table:table-cell>
          <table:table-cell office:value-type="float" office:value="-0.00256014127359">
            <text:p>-0.0025601413</text:p>
          </table:table-cell>
          <table:table-cell office:value-type="float" office:value="0.226352960607">
            <text:p>0.2263529606</text:p>
          </table:table-cell>
          <table:table-cell office:value-type="float" office:value="0.701555586156">
            <text:p>0.701555586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.095">
            <text:p>8.095</text:p>
          </table:table-cell>
          <table:table-cell office:value-type="float" office:value="-0.0198720059772">
            <text:p>-0.019872006</text:p>
          </table:table-cell>
          <table:table-cell office:value-type="float" office:value="0.233863342875">
            <text:p>0.2338633429</text:p>
          </table:table-cell>
          <table:table-cell office:value-type="float" office:value="0.678419778376">
            <text:p>0.678419778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.238">
            <text:p>8.238</text:p>
          </table:table-cell>
          <table:table-cell office:value-type="float" office:value="-0.0226438814993">
            <text:p>-0.0226438815</text:p>
          </table:table-cell>
          <table:table-cell office:value-type="float" office:value="0.232845941811">
            <text:p>0.2328459418</text:p>
          </table:table-cell>
          <table:table-cell office:value-type="float" office:value="0.669481510733">
            <text:p>0.669481510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.57">
            <text:p>8.57</text:p>
          </table:table-cell>
          <table:table-cell office:value-type="float" office:value="-0.0293138995307">
            <text:p>-0.0293138995</text:p>
          </table:table-cell>
          <table:table-cell office:value-type="float" office:value="0.235977499757">
            <text:p>0.2359774998</text:p>
          </table:table-cell>
          <table:table-cell office:value-type="float" office:value="0.658703737053">
            <text:p>0.658703737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.771">
            <text:p>8.771</text:p>
          </table:table-cell>
          <table:table-cell office:value-type="float" office:value="-0.0426780040617">
            <text:p>-0.0426780041</text:p>
          </table:table-cell>
          <table:table-cell office:value-type="float" office:value="0.235242131316">
            <text:p>0.2352421313</text:p>
          </table:table-cell>
          <table:table-cell office:value-type="float" office:value="0.637259294221">
            <text:p>0.637259294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.982">
            <text:p>8.982</text:p>
          </table:table-cell>
          <table:table-cell office:value-type="float" office:value="-0.0465925721751">
            <text:p>-0.0465925722</text:p>
          </table:table-cell>
          <table:table-cell office:value-type="float" office:value="0.227134335556">
            <text:p>0.2271343356</text:p>
          </table:table-cell>
          <table:table-cell office:value-type="float" office:value="0.633950646277">
            <text:p>0.633950646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9.181">
            <text:p>9.181</text:p>
          </table:table-cell>
          <table:table-cell office:value-type="float" office:value="-0.0440647060994">
            <text:p>-0.0440647061</text:p>
          </table:table-cell>
          <table:table-cell office:value-type="float" office:value="0.224662952953">
            <text:p>0.224662953</text:p>
          </table:table-cell>
          <table:table-cell office:value-type="float" office:value="0.630753111692">
            <text:p>0.630753111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9.479">
            <text:p>9.479</text:p>
          </table:table-cell>
          <table:table-cell office:value-type="float" office:value="-0.046419861669">
            <text:p>-0.0464198617</text:p>
          </table:table-cell>
          <table:table-cell office:value-type="float" office:value="0.215196851963">
            <text:p>0.215196852</text:p>
          </table:table-cell>
          <table:table-cell office:value-type="float" office:value="0.625888912766">
            <text:p>0.625888912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9.721">
            <text:p>9.721</text:p>
          </table:table-cell>
          <table:table-cell office:value-type="float" office:value="-0.0471673753618">
            <text:p>-0.0471673754</text:p>
          </table:table-cell>
          <table:table-cell office:value-type="float" office:value="0.211414065258">
            <text:p>0.2114140653</text:p>
          </table:table-cell>
          <table:table-cell office:value-type="float" office:value="0.626259279104">
            <text:p>0.626259279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002">
            <text:p>10.002</text:p>
          </table:table-cell>
          <table:table-cell office:value-type="float" office:value="-0.0468643887175">
            <text:p>-0.0468643887</text:p>
          </table:table-cell>
          <table:table-cell office:value-type="float" office:value="0.211927563504">
            <text:p>0.2119275635</text:p>
          </table:table-cell>
          <table:table-cell office:value-type="float" office:value="0.625604961389">
            <text:p>0.625604961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131">
            <text:p>10.131</text:p>
          </table:table-cell>
          <table:table-cell office:value-type="float" office:value="-0.0469189800414">
            <text:p>-0.04691898</text:p>
          </table:table-cell>
          <table:table-cell office:value-type="float" office:value="0.212529385531">
            <text:p>0.2125293855</text:p>
          </table:table-cell>
          <table:table-cell office:value-type="float" office:value="0.625296317501">
            <text:p>0.625296317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261">
            <text:p>10.261</text:p>
          </table:table-cell>
          <table:table-cell office:value-type="float" office:value="-0.0446662580433">
            <text:p>-0.044666258</text:p>
          </table:table-cell>
          <table:table-cell office:value-type="float" office:value="0.212835722683">
            <text:p>0.2128357227</text:p>
          </table:table-cell>
          <table:table-cell office:value-type="float" office:value="0.6227284221">
            <text:p>0.622728422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615">
            <text:p>10.615</text:p>
          </table:table-cell>
          <table:table-cell office:value-type="float" office:value="-0.0456660114413">
            <text:p>-0.0456660114</text:p>
          </table:table-cell>
          <table:table-cell office:value-type="float" office:value="0.202531653422">
            <text:p>0.2025316534</text:p>
          </table:table-cell>
          <table:table-cell office:value-type="float" office:value="0.617333359924">
            <text:p>0.6173333599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712">
            <text:p>10.712</text:p>
          </table:table-cell>
          <table:table-cell office:value-type="float" office:value="-0.0451939832879">
            <text:p>-0.0451939833</text:p>
          </table:table-cell>
          <table:table-cell office:value-type="float" office:value="0.195387502511">
            <text:p>0.1953875025</text:p>
          </table:table-cell>
          <table:table-cell office:value-type="float" office:value="0.617753116437">
            <text:p>0.617753116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-0.0459903737093">
            <text:p>-0.0459903737</text:p>
          </table:table-cell>
          <table:table-cell office:value-type="float" office:value="0.1896926516">
            <text:p>0.1896926516</text:p>
          </table:table-cell>
          <table:table-cell office:value-type="float" office:value="0.618086449894">
            <text:p>0.6180864499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1.109">
            <text:p>11.109</text:p>
          </table:table-cell>
          <table:table-cell office:value-type="float" office:value="-0.0495675635743">
            <text:p>-0.0495675636</text:p>
          </table:table-cell>
          <table:table-cell office:value-type="float" office:value="0.171306784322">
            <text:p>0.1713067843</text:p>
          </table:table-cell>
          <table:table-cell office:value-type="float" office:value="0.620827186991">
            <text:p>0.62082718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1.512">
            <text:p>11.512</text:p>
          </table:table-cell>
          <table:table-cell office:value-type="float" office:value="-0.055444424811">
            <text:p>-0.0554444248</text:p>
          </table:table-cell>
          <table:table-cell office:value-type="float" office:value="0.151642455363">
            <text:p>0.1516424554</text:p>
          </table:table-cell>
          <table:table-cell office:value-type="float" office:value="0.6199506455">
            <text:p>0.619950645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1.638">
            <text:p>11.638</text:p>
          </table:table-cell>
          <table:table-cell office:value-type="float" office:value="-0.0564579342802">
            <text:p>-0.0564579343</text:p>
          </table:table-cell>
          <table:table-cell office:value-type="float" office:value="0.147524183547">
            <text:p>0.1475241835</text:p>
          </table:table-cell>
          <table:table-cell office:value-type="float" office:value="0.619691385899">
            <text:p>0.6196913859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1.918">
            <text:p>11.918</text:p>
          </table:table-cell>
          <table:table-cell office:value-type="float" office:value="-0.0578231783929">
            <text:p>-0.0578231784</text:p>
          </table:table-cell>
          <table:table-cell office:value-type="float" office:value="0.144230355543">
            <text:p>0.1442303555</text:p>
          </table:table-cell>
          <table:table-cell office:value-type="float" office:value="0.619321018825">
            <text:p>0.619321018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.086">
            <text:p>12.086</text:p>
          </table:table-cell>
          <table:table-cell office:value-type="float" office:value="-0.0636156657136">
            <text:p>-0.0636156657</text:p>
          </table:table-cell>
          <table:table-cell office:value-type="float" office:value="0.129236033853">
            <text:p>0.1292360339</text:p>
          </table:table-cell>
          <table:table-cell office:value-type="float" office:value="0.618000029046">
            <text:p>0.618000029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.376">
            <text:p>12.376</text:p>
          </table:table-cell>
          <table:table-cell office:value-type="float" office:value="-0.0646723735112">
            <text:p>-0.0646723735</text:p>
          </table:table-cell>
          <table:table-cell office:value-type="float" office:value="0.126769825908">
            <text:p>0.1267698259</text:p>
          </table:table-cell>
          <table:table-cell office:value-type="float" office:value="0.617666694853">
            <text:p>0.6176666949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.558">
            <text:p>12.558</text:p>
          </table:table-cell>
          <table:table-cell office:value-type="float" office:value="-0.0651851544778">
            <text:p>-0.0651851545</text:p>
          </table:table-cell>
          <table:table-cell office:value-type="float" office:value="0.125561806799">
            <text:p>0.1255618068</text:p>
          </table:table-cell>
          <table:table-cell office:value-type="float" office:value="0.616802501826">
            <text:p>0.616802501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.696">
            <text:p>12.696</text:p>
          </table:table-cell>
          <table:table-cell office:value-type="float" office:value="-0.0764373945601">
            <text:p>-0.0764373946</text:p>
          </table:table-cell>
          <table:table-cell office:value-type="float" office:value="0.107982370497">
            <text:p>0.1079823705</text:p>
          </table:table-cell>
          <table:table-cell office:value-type="float" office:value="0.613333365064">
            <text:p>0.613333365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.959">
            <text:p>12.959</text:p>
          </table:table-cell>
          <table:table-cell office:value-type="float" office:value="-0.0825303992096">
            <text:p>-0.0825303992</text:p>
          </table:table-cell>
          <table:table-cell office:value-type="float" office:value="0.0990900950115">
            <text:p>0.099090095</text:p>
          </table:table-cell>
          <table:table-cell office:value-type="float" office:value="0.611679046978">
            <text:p>0.61167904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3.293">
            <text:p>13.293</text:p>
          </table:table-cell>
          <table:table-cell office:value-type="float" office:value="-0.0846077771282">
            <text:p>-0.0846077771</text:p>
          </table:table-cell>
          <table:table-cell office:value-type="float" office:value="0.0934644507957">
            <text:p>0.0934644508</text:p>
          </table:table-cell>
          <table:table-cell office:value-type="float" office:value="0.610234600526">
            <text:p>0.610234600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3.406">
            <text:p>13.406</text:p>
          </table:table-cell>
          <table:table-cell office:value-type="float" office:value="-0.0854508346062">
            <text:p>-0.0854508346</text:p>
          </table:table-cell>
          <table:table-cell office:value-type="float" office:value="0.0920400179831">
            <text:p>0.092040018</text:p>
          </table:table-cell>
          <table:table-cell office:value-type="float" office:value="0.608950648779">
            <text:p>0.608950648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3.565">
            <text:p>13.565</text:p>
          </table:table-cell>
          <table:table-cell office:value-type="float" office:value="-0.0959143035206">
            <text:p>-0.0959143035</text:p>
          </table:table-cell>
          <table:table-cell office:value-type="float" office:value="0.0806643789933">
            <text:p>0.080664379</text:p>
          </table:table-cell>
          <table:table-cell office:value-type="float" office:value="0.609888923021">
            <text:p>0.60988892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3.772">
            <text:p>13.772</text:p>
          </table:table-cell>
          <table:table-cell office:value-type="float" office:value="-0.112207720493">
            <text:p>-0.1122077205</text:p>
          </table:table-cell>
          <table:table-cell office:value-type="float" office:value="0.0675536321453">
            <text:p>0.0675536321</text:p>
          </table:table-cell>
          <table:table-cell office:value-type="float" office:value="0.610148185565">
            <text:p>0.610148185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4.096">
            <text:p>14.096</text:p>
          </table:table-cell>
          <table:table-cell office:value-type="float" office:value="-0.114653787771">
            <text:p>-0.1146537878</text:p>
          </table:table-cell>
          <table:table-cell office:value-type="float" office:value="0.0658938079429">
            <text:p>0.0658938079</text:p>
          </table:table-cell>
          <table:table-cell office:value-type="float" office:value="0.610444478047">
            <text:p>0.61044447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4.207">
            <text:p>14.207</text:p>
          </table:table-cell>
          <table:table-cell office:value-type="float" office:value="-0.121338231788">
            <text:p>-0.1213382318</text:p>
          </table:table-cell>
          <table:table-cell office:value-type="float" office:value="0.0630696337256">
            <text:p>0.0630696337</text:p>
          </table:table-cell>
          <table:table-cell office:value-type="float" office:value="0.610765465248">
            <text:p>0.610765465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4.521">
            <text:p>14.521</text:p>
          </table:table-cell>
          <table:table-cell office:value-type="float" office:value="-0.128609531732">
            <text:p>-0.1286095317</text:p>
          </table:table-cell>
          <table:table-cell office:value-type="float" office:value="0.0589748895095">
            <text:p>0.0589748895</text:p>
          </table:table-cell>
          <table:table-cell office:value-type="float" office:value="0.611209912065">
            <text:p>0.611209912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4.686">
            <text:p>14.686</text:p>
          </table:table-cell>
          <table:table-cell office:value-type="float" office:value="-0.133251766272">
            <text:p>-0.1332517663</text:p>
          </table:table-cell>
          <table:table-cell office:value-type="float" office:value="0.0580674934166">
            <text:p>0.0580674934</text:p>
          </table:table-cell>
          <table:table-cell office:value-type="float" office:value="0.610148184093">
            <text:p>0.610148184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4.965">
            <text:p>14.965</text:p>
          </table:table-cell>
          <table:table-cell office:value-type="float" office:value="-0.134286110876">
            <text:p>-0.1342861109</text:p>
          </table:table-cell>
          <table:table-cell office:value-type="float" office:value="0.0587324322098">
            <text:p>0.0587324322</text:p>
          </table:table-cell>
          <table:table-cell office:value-type="float" office:value="0.606160527394">
            <text:p>0.606160527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5.145">
            <text:p>15.145</text:p>
          </table:table-cell>
          <table:table-cell office:value-type="float" office:value="-0.132765840785">
            <text:p>-0.1327658408</text:p>
          </table:table-cell>
          <table:table-cell office:value-type="float" office:value="0.0548265998562">
            <text:p>0.0548265999</text:p>
          </table:table-cell>
          <table:table-cell office:value-type="float" office:value="0.608518553369">
            <text:p>0.608518553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5.44">
            <text:p>15.44</text:p>
          </table:table-cell>
          <table:table-cell office:value-type="float" office:value="-0.136167157119">
            <text:p>-0.1361671571</text:p>
          </table:table-cell>
          <table:table-cell office:value-type="float" office:value="0.0530665762217">
            <text:p>0.0530665762</text:p>
          </table:table-cell>
          <table:table-cell office:value-type="float" office:value="0.608049415512">
            <text:p>0.608049415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5.598">
            <text:p>15.598</text:p>
          </table:table-cell>
          <table:table-cell office:value-type="float" office:value="-0.140970907737">
            <text:p>-0.1409709077</text:p>
          </table:table-cell>
          <table:table-cell office:value-type="float" office:value="0.0440046001732">
            <text:p>0.0440046002</text:p>
          </table:table-cell>
          <table:table-cell office:value-type="float" office:value="0.604333366141">
            <text:p>0.604333366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Jorgensen</meta:initial-creator>
    <meta:creation-date>2015-10-10T17:57:35</meta:creation-date>
    <dc:date>2015-10-10T18:03:55</dc:date>
    <dc:creator>Steven Jorgensen</dc:creator>
    <meta:editing-duration>P0D</meta:editing-duration>
    <meta:editing-cycles>1</meta:editing-cycles>
    <meta:document-statistic meta:table-count="3" meta:cell-count="275" meta:object-count="3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59cm" svg:y="4.201cm" style:legend-expansion="high" chart:style-name="ch2"/>
        <chart:plot-area chart:style-name="ch3" table:cell-range-address="Sheet1.D1:Sheet1.E55" chart:data-source-has-labels="row" svg:x="1.331cm" svg:y="0.855cm" svg:width="13.089cm" svg:height="6.984cm">
          <chartooo:coordinate-region svg:x="2.349cm" svg:y="1.054cm" svg:width="11.885cm" svg:height="6.586cm"/>
          <chart:axis chart:dimension="x" chart:name="primary-x" chart:style-name="ch4">
            <chart:title svg:x="7.434cm" svg:y="8.019cm" chart:style-name="ch5">
              <text:p>x pos</text:p>
            </chart:title>
          </chart:axis>
          <chart:axis chart:dimension="y" chart:name="primary-y" chart:style-name="ch4">
            <chart:title svg:x="0.451cm" svg:y="4.788cm" chart:style-name="ch6">
              <text:p>y pos</text:p>
            </chart:title>
            <chart:grid chart:style-name="ch7" chart:class="major"/>
          </chart:axis>
          <chart:series chart:style-name="ch8" chart:values-cell-range-address="Sheet1.E2:Sheet1.E55" chart:label-cell-address="Sheet1.E1:Sheet1.E1" chart:class="chart:scatter">
            <chart:domain table:cell-range-address="Sheet1.D2:Sheet1.D55"/>
            <chart:data-point chart:repeated="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95">
                <text:p>2.995</text:p>
                <draw:g>
                  <svg:desc>Sheet1.D2:Sheet1.D55</svg:desc>
                </draw:g>
              </table:table-cell>
              <table:table-cell office:value-type="float" office:value="0.0551107736465">
                <text:p>0.0551107736465</text:p>
                <draw:g>
                  <svg:desc>Sheet1.E2:Sheet1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44">
                <text:p>3.244</text:p>
              </table:table-cell>
              <table:table-cell office:value-type="float" office:value="0.0537129721064">
                <text:p>0.0537129721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33">
                <text:p>3.933</text:p>
              </table:table-cell>
              <table:table-cell office:value-type="float" office:value="0.059294183635">
                <text:p>0.059294183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68">
                <text:p>4.268</text:p>
              </table:table-cell>
              <table:table-cell office:value-type="float" office:value="0.0601262589572">
                <text:p>0.0601262589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5">
                <text:p>4.45</text:p>
              </table:table-cell>
              <table:table-cell office:value-type="float" office:value="0.0603658946944">
                <text:p>0.0603658946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84">
                <text:p>4.884</text:p>
              </table:table-cell>
              <table:table-cell office:value-type="float" office:value="0.0598899627357">
                <text:p>0.0598899627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03">
                <text:p>5.003</text:p>
              </table:table-cell>
              <table:table-cell office:value-type="float" office:value="0.0598280815707">
                <text:p>0.05982808157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38">
                <text:p>5.538</text:p>
              </table:table-cell>
              <table:table-cell office:value-type="float" office:value="0.0534421553214">
                <text:p>0.0534421553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7">
                <text:p>5.67</text:p>
              </table:table-cell>
              <table:table-cell office:value-type="float" office:value="0.0508594861093">
                <text:p>0.0508594861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62">
                <text:p>6.062</text:p>
              </table:table-cell>
              <table:table-cell office:value-type="float" office:value="0.0447842473463">
                <text:p>0.0447842473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33">
                <text:p>6.233</text:p>
              </table:table-cell>
              <table:table-cell office:value-type="float" office:value="0.0419336417575">
                <text:p>0.0419336417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78">
                <text:p>6.478</text:p>
              </table:table-cell>
              <table:table-cell office:value-type="float" office:value="0.0409561932785">
                <text:p>0.0409561932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59">
                <text:p>6.659</text:p>
              </table:table-cell>
              <table:table-cell office:value-type="float" office:value="0.0399707963713">
                <text:p>0.03997079637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73">
                <text:p>6.773</text:p>
              </table:table-cell>
              <table:table-cell office:value-type="float" office:value="0.0387773922196">
                <text:p>0.0387773922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84">
                <text:p>7.084</text:p>
              </table:table-cell>
              <table:table-cell office:value-type="float" office:value="0.0368483622593">
                <text:p>0.0368483622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06">
                <text:p>7.206</text:p>
              </table:table-cell>
              <table:table-cell office:value-type="float" office:value="0.0263356866292">
                <text:p>0.0263356866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86">
                <text:p>7.486</text:p>
              </table:table-cell>
              <table:table-cell office:value-type="float" office:value="0.00890469191133">
                <text:p>0.008904691911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95">
                <text:p>7.695</text:p>
              </table:table-cell>
              <table:table-cell office:value-type="float" office:value="-0.00147529696632">
                <text:p>-0.00147529696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879">
                <text:p>7.879</text:p>
              </table:table-cell>
              <table:table-cell office:value-type="float" office:value="-0.00256014127359">
                <text:p>-0.00256014127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095">
                <text:p>8.095</text:p>
              </table:table-cell>
              <table:table-cell office:value-type="float" office:value="-0.0198720059772">
                <text:p>-0.0198720059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238">
                <text:p>8.238</text:p>
              </table:table-cell>
              <table:table-cell office:value-type="float" office:value="-0.0226438814993">
                <text:p>-0.02264388149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7">
                <text:p>8.57</text:p>
              </table:table-cell>
              <table:table-cell office:value-type="float" office:value="-0.0293138995307">
                <text:p>-0.0293138995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71">
                <text:p>8.771</text:p>
              </table:table-cell>
              <table:table-cell office:value-type="float" office:value="-0.0426780040617">
                <text:p>-0.04267800406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982">
                <text:p>8.982</text:p>
              </table:table-cell>
              <table:table-cell office:value-type="float" office:value="-0.0465925721751">
                <text:p>-0.0465925721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181">
                <text:p>9.181</text:p>
              </table:table-cell>
              <table:table-cell office:value-type="float" office:value="-0.0440647060994">
                <text:p>-0.04406470609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479">
                <text:p>9.479</text:p>
              </table:table-cell>
              <table:table-cell office:value-type="float" office:value="-0.046419861669">
                <text:p>-0.0464198616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721">
                <text:p>9.721</text:p>
              </table:table-cell>
              <table:table-cell office:value-type="float" office:value="-0.0471673753618">
                <text:p>-0.04716737536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002">
                <text:p>10.002</text:p>
              </table:table-cell>
              <table:table-cell office:value-type="float" office:value="-0.0468643887175">
                <text:p>-0.0468643887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131">
                <text:p>10.131</text:p>
              </table:table-cell>
              <table:table-cell office:value-type="float" office:value="-0.0469189800414">
                <text:p>-0.0469189800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261">
                <text:p>10.261</text:p>
              </table:table-cell>
              <table:table-cell office:value-type="float" office:value="-0.0446662580433">
                <text:p>-0.04466625804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615">
                <text:p>10.615</text:p>
              </table:table-cell>
              <table:table-cell office:value-type="float" office:value="-0.0456660114413">
                <text:p>-0.04566601144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12">
                <text:p>10.712</text:p>
              </table:table-cell>
              <table:table-cell office:value-type="float" office:value="-0.0451939832879">
                <text:p>-0.04519398328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-0.0459903737093">
                <text:p>-0.04599037370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109">
                <text:p>11.109</text:p>
              </table:table-cell>
              <table:table-cell office:value-type="float" office:value="-0.0495675635743">
                <text:p>-0.04956756357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512">
                <text:p>11.512</text:p>
              </table:table-cell>
              <table:table-cell office:value-type="float" office:value="-0.055444424811">
                <text:p>-0.0554444248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638">
                <text:p>11.638</text:p>
              </table:table-cell>
              <table:table-cell office:value-type="float" office:value="-0.0564579342802">
                <text:p>-0.0564579342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918">
                <text:p>11.918</text:p>
              </table:table-cell>
              <table:table-cell office:value-type="float" office:value="-0.0578231783929">
                <text:p>-0.05782317839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086">
                <text:p>12.086</text:p>
              </table:table-cell>
              <table:table-cell office:value-type="float" office:value="-0.0636156657136">
                <text:p>-0.0636156657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376">
                <text:p>12.376</text:p>
              </table:table-cell>
              <table:table-cell office:value-type="float" office:value="-0.0646723735112">
                <text:p>-0.0646723735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558">
                <text:p>12.558</text:p>
              </table:table-cell>
              <table:table-cell office:value-type="float" office:value="-0.0651851544778">
                <text:p>-0.06518515447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696">
                <text:p>12.696</text:p>
              </table:table-cell>
              <table:table-cell office:value-type="float" office:value="-0.0764373945601">
                <text:p>-0.07643739456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959">
                <text:p>12.959</text:p>
              </table:table-cell>
              <table:table-cell office:value-type="float" office:value="-0.0825303992096">
                <text:p>-0.08253039920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293">
                <text:p>13.293</text:p>
              </table:table-cell>
              <table:table-cell office:value-type="float" office:value="-0.0846077771282">
                <text:p>-0.08460777712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06">
                <text:p>13.406</text:p>
              </table:table-cell>
              <table:table-cell office:value-type="float" office:value="-0.0854508346062">
                <text:p>-0.0854508346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65">
                <text:p>13.565</text:p>
              </table:table-cell>
              <table:table-cell office:value-type="float" office:value="-0.0959143035206">
                <text:p>-0.09591430352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772">
                <text:p>13.772</text:p>
              </table:table-cell>
              <table:table-cell office:value-type="float" office:value="-0.112207720493">
                <text:p>-0.1122077204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096">
                <text:p>14.096</text:p>
              </table:table-cell>
              <table:table-cell office:value-type="float" office:value="-0.114653787771">
                <text:p>-0.1146537877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207">
                <text:p>14.207</text:p>
              </table:table-cell>
              <table:table-cell office:value-type="float" office:value="-0.121338231788">
                <text:p>-0.1213382317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521">
                <text:p>14.521</text:p>
              </table:table-cell>
              <table:table-cell office:value-type="float" office:value="-0.128609531732">
                <text:p>-0.1286095317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686">
                <text:p>14.686</text:p>
              </table:table-cell>
              <table:table-cell office:value-type="float" office:value="-0.133251766272">
                <text:p>-0.133251766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965">
                <text:p>14.965</text:p>
              </table:table-cell>
              <table:table-cell office:value-type="float" office:value="-0.134286110876">
                <text:p>-0.134286110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145">
                <text:p>15.145</text:p>
              </table:table-cell>
              <table:table-cell office:value-type="float" office:value="-0.132765840785">
                <text:p>-0.1327658407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44">
                <text:p>15.44</text:p>
              </table:table-cell>
              <table:table-cell office:value-type="float" office:value="-0.136167157119">
                <text:p>-0.136167157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598">
                <text:p>15.598</text:p>
              </table:table-cell>
              <table:table-cell office:value-type="float" office:value="-0.140970907737">
                <text:p>-0.140970907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59cm" svg:y="4.201cm" style:legend-expansion="high" chart:style-name="ch2"/>
        <chart:plot-area chart:style-name="ch3" table:cell-range-address="Sheet1.D1:Sheet1.D55 Sheet1.F1:Sheet1.F55" chart:data-source-has-labels="row" svg:x="1.331cm" svg:y="0.855cm" svg:width="13.089cm" svg:height="6.984cm">
          <chartooo:coordinate-region svg:x="2.243cm" svg:y="1.054cm" svg:width="11.99cm" svg:height="6.138cm"/>
          <chart:axis chart:dimension="x" chart:name="primary-x" chart:style-name="ch4">
            <chart:title svg:x="7.434cm" svg:y="8.019cm" chart:style-name="ch5">
              <text:p>x pos</text:p>
            </chart:title>
          </chart:axis>
          <chart:axis chart:dimension="y" chart:name="primary-y" chart:style-name="ch4">
            <chart:title svg:x="0.451cm" svg:y="4.788cm" chart:style-name="ch6">
              <text:p>z pos</text:p>
            </chart:title>
            <chart:grid chart:style-name="ch7" chart:class="major"/>
          </chart:axis>
          <chart:series chart:style-name="ch8" chart:values-cell-range-address="Sheet1.F2:Sheet1.F55" chart:label-cell-address="Sheet1.F1:Sheet1.F1" chart:class="chart:scatter">
            <chart:domain table:cell-range-address="Sheet1.D2:Sheet1.D55"/>
            <chart:data-point chart:repeated="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z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95">
                <text:p>2.995</text:p>
                <draw:g>
                  <svg:desc>Sheet1.D2:Sheet1.D55</svg:desc>
                </draw:g>
              </table:table-cell>
              <table:table-cell office:value-type="float" office:value="0.0794607339726">
                <text:p>0.0794607339726</text:p>
                <draw:g>
                  <svg:desc>Sheet1.F2:Sheet1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44">
                <text:p>3.244</text:p>
              </table:table-cell>
              <table:table-cell office:value-type="float" office:value="0.0757607102486">
                <text:p>0.0757607102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33">
                <text:p>3.933</text:p>
              </table:table-cell>
              <table:table-cell office:value-type="float" office:value="0.0743220505063">
                <text:p>0.0743220505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68">
                <text:p>4.268</text:p>
              </table:table-cell>
              <table:table-cell office:value-type="float" office:value="0.0748021678516">
                <text:p>0.0748021678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5">
                <text:p>4.45</text:p>
              </table:table-cell>
              <table:table-cell office:value-type="float" office:value="0.075016124427">
                <text:p>0.075016124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84">
                <text:p>4.884</text:p>
              </table:table-cell>
              <table:table-cell office:value-type="float" office:value="0.0757242728623">
                <text:p>0.0757242728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03">
                <text:p>5.003</text:p>
              </table:table-cell>
              <table:table-cell office:value-type="float" office:value="0.0768001929937">
                <text:p>0.0768001929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38">
                <text:p>5.538</text:p>
              </table:table-cell>
              <table:table-cell office:value-type="float" office:value="0.132781489856">
                <text:p>0.132781489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7">
                <text:p>5.67</text:p>
              </table:table-cell>
              <table:table-cell office:value-type="float" office:value="0.140544477252">
                <text:p>0.140544477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62">
                <text:p>6.062</text:p>
              </table:table-cell>
              <table:table-cell office:value-type="float" office:value="0.163401067993">
                <text:p>0.163401067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33">
                <text:p>6.233</text:p>
              </table:table-cell>
              <table:table-cell office:value-type="float" office:value="0.167914296742">
                <text:p>0.167914296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78">
                <text:p>6.478</text:p>
              </table:table-cell>
              <table:table-cell office:value-type="float" office:value="0.170049250126">
                <text:p>0.170049250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59">
                <text:p>6.659</text:p>
              </table:table-cell>
              <table:table-cell office:value-type="float" office:value="0.173559799422">
                <text:p>0.173559799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73">
                <text:p>6.773</text:p>
              </table:table-cell>
              <table:table-cell office:value-type="float" office:value="0.172818154465">
                <text:p>0.172818154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84">
                <text:p>7.084</text:p>
              </table:table-cell>
              <table:table-cell office:value-type="float" office:value="0.172856272003">
                <text:p>0.172856272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06">
                <text:p>7.206</text:p>
              </table:table-cell>
              <table:table-cell office:value-type="float" office:value="0.190116931995">
                <text:p>0.190116931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86">
                <text:p>7.486</text:p>
              </table:table-cell>
              <table:table-cell office:value-type="float" office:value="0.207511030781">
                <text:p>0.207511030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95">
                <text:p>7.695</text:p>
              </table:table-cell>
              <table:table-cell office:value-type="float" office:value="0.225081990163">
                <text:p>0.2250819901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879">
                <text:p>7.879</text:p>
              </table:table-cell>
              <table:table-cell office:value-type="float" office:value="0.226352960607">
                <text:p>0.226352960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095">
                <text:p>8.095</text:p>
              </table:table-cell>
              <table:table-cell office:value-type="float" office:value="0.233863342875">
                <text:p>0.233863342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238">
                <text:p>8.238</text:p>
              </table:table-cell>
              <table:table-cell office:value-type="float" office:value="0.232845941811">
                <text:p>0.2328459418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7">
                <text:p>8.57</text:p>
              </table:table-cell>
              <table:table-cell office:value-type="float" office:value="0.235977499757">
                <text:p>0.235977499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71">
                <text:p>8.771</text:p>
              </table:table-cell>
              <table:table-cell office:value-type="float" office:value="0.235242131316">
                <text:p>0.235242131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982">
                <text:p>8.982</text:p>
              </table:table-cell>
              <table:table-cell office:value-type="float" office:value="0.227134335556">
                <text:p>0.22713433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181">
                <text:p>9.181</text:p>
              </table:table-cell>
              <table:table-cell office:value-type="float" office:value="0.224662952953">
                <text:p>0.2246629529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479">
                <text:p>9.479</text:p>
              </table:table-cell>
              <table:table-cell office:value-type="float" office:value="0.215196851963">
                <text:p>0.215196851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721">
                <text:p>9.721</text:p>
              </table:table-cell>
              <table:table-cell office:value-type="float" office:value="0.211414065258">
                <text:p>0.211414065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002">
                <text:p>10.002</text:p>
              </table:table-cell>
              <table:table-cell office:value-type="float" office:value="0.211927563504">
                <text:p>0.211927563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131">
                <text:p>10.131</text:p>
              </table:table-cell>
              <table:table-cell office:value-type="float" office:value="0.212529385531">
                <text:p>0.2125293855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261">
                <text:p>10.261</text:p>
              </table:table-cell>
              <table:table-cell office:value-type="float" office:value="0.212835722683">
                <text:p>0.212835722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615">
                <text:p>10.615</text:p>
              </table:table-cell>
              <table:table-cell office:value-type="float" office:value="0.202531653422">
                <text:p>0.202531653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12">
                <text:p>10.712</text:p>
              </table:table-cell>
              <table:table-cell office:value-type="float" office:value="0.195387502511">
                <text:p>0.195387502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0.1896926516">
                <text:p>0.18969265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109">
                <text:p>11.109</text:p>
              </table:table-cell>
              <table:table-cell office:value-type="float" office:value="0.171306784322">
                <text:p>0.1713067843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512">
                <text:p>11.512</text:p>
              </table:table-cell>
              <table:table-cell office:value-type="float" office:value="0.151642455363">
                <text:p>0.1516424553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638">
                <text:p>11.638</text:p>
              </table:table-cell>
              <table:table-cell office:value-type="float" office:value="0.147524183547">
                <text:p>0.1475241835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918">
                <text:p>11.918</text:p>
              </table:table-cell>
              <table:table-cell office:value-type="float" office:value="0.144230355543">
                <text:p>0.1442303555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086">
                <text:p>12.086</text:p>
              </table:table-cell>
              <table:table-cell office:value-type="float" office:value="0.129236033853">
                <text:p>0.1292360338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376">
                <text:p>12.376</text:p>
              </table:table-cell>
              <table:table-cell office:value-type="float" office:value="0.126769825908">
                <text:p>0.126769825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558">
                <text:p>12.558</text:p>
              </table:table-cell>
              <table:table-cell office:value-type="float" office:value="0.125561806799">
                <text:p>0.1255618067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696">
                <text:p>12.696</text:p>
              </table:table-cell>
              <table:table-cell office:value-type="float" office:value="0.107982370497">
                <text:p>0.1079823704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959">
                <text:p>12.959</text:p>
              </table:table-cell>
              <table:table-cell office:value-type="float" office:value="0.0990900950115">
                <text:p>0.0990900950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293">
                <text:p>13.293</text:p>
              </table:table-cell>
              <table:table-cell office:value-type="float" office:value="0.0934644507957">
                <text:p>0.09346445079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06">
                <text:p>13.406</text:p>
              </table:table-cell>
              <table:table-cell office:value-type="float" office:value="0.0920400179831">
                <text:p>0.0920400179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65">
                <text:p>13.565</text:p>
              </table:table-cell>
              <table:table-cell office:value-type="float" office:value="0.0806643789933">
                <text:p>0.08066437899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772">
                <text:p>13.772</text:p>
              </table:table-cell>
              <table:table-cell office:value-type="float" office:value="0.0675536321453">
                <text:p>0.06755363214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096">
                <text:p>14.096</text:p>
              </table:table-cell>
              <table:table-cell office:value-type="float" office:value="0.0658938079429">
                <text:p>0.0658938079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207">
                <text:p>14.207</text:p>
              </table:table-cell>
              <table:table-cell office:value-type="float" office:value="0.0630696337256">
                <text:p>0.0630696337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521">
                <text:p>14.521</text:p>
              </table:table-cell>
              <table:table-cell office:value-type="float" office:value="0.0589748895095">
                <text:p>0.05897488950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686">
                <text:p>14.686</text:p>
              </table:table-cell>
              <table:table-cell office:value-type="float" office:value="0.0580674934166">
                <text:p>0.05806749341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965">
                <text:p>14.965</text:p>
              </table:table-cell>
              <table:table-cell office:value-type="float" office:value="0.0587324322098">
                <text:p>0.0587324322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145">
                <text:p>15.145</text:p>
              </table:table-cell>
              <table:table-cell office:value-type="float" office:value="0.0548265998562">
                <text:p>0.05482659985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44">
                <text:p>15.44</text:p>
              </table:table-cell>
              <table:table-cell office:value-type="float" office:value="0.0530665762217">
                <text:p>0.05306657622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598">
                <text:p>15.598</text:p>
              </table:table-cell>
              <table:table-cell office:value-type="float" office:value="0.0440046001732">
                <text:p>0.04400460017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59cm" svg:y="4.201cm" style:legend-expansion="high" chart:style-name="ch2"/>
        <chart:plot-area chart:style-name="ch3" table:cell-range-address="Sheet1.E1:Sheet1.F55" chart:data-source-has-labels="row" svg:x="1.331cm" svg:y="0.855cm" svg:width="13.089cm" svg:height="6.984cm">
          <chartooo:coordinate-region svg:x="1.623cm" svg:y="1.054cm" svg:width="12.558cm" svg:height="6.138cm"/>
          <chart:axis chart:dimension="x" chart:name="primary-x" chart:style-name="ch4">
            <chart:title svg:x="7.434cm" svg:y="8.019cm" chart:style-name="ch5">
              <text:p>y pos</text:p>
            </chart:title>
          </chart:axis>
          <chart:axis chart:dimension="y" chart:name="primary-y" chart:style-name="ch4">
            <chart:title svg:x="0.451cm" svg:y="4.788cm" chart:style-name="ch6">
              <text:p>z pos</text:p>
            </chart:title>
            <chart:grid chart:style-name="ch7" chart:class="major"/>
          </chart:axis>
          <chart:series chart:style-name="ch8" chart:values-cell-range-address="Sheet1.F2:Sheet1.F55" chart:label-cell-address="Sheet1.F1:Sheet1.F1" chart:class="chart:scatter">
            <chart:domain table:cell-range-address="Sheet1.E2:Sheet1.E55"/>
            <chart:data-point chart:repeated="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z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51107736465">
                <text:p>0.0551107736465</text:p>
                <draw:g>
                  <svg:desc>Sheet1.E2:Sheet1.E55</svg:desc>
                </draw:g>
              </table:table-cell>
              <table:table-cell office:value-type="float" office:value="0.0794607339726">
                <text:p>0.0794607339726</text:p>
                <draw:g>
                  <svg:desc>Sheet1.F2:Sheet1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7129721064">
                <text:p>0.0537129721064</text:p>
              </table:table-cell>
              <table:table-cell office:value-type="float" office:value="0.0757607102486">
                <text:p>0.0757607102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9294183635">
                <text:p>0.059294183635</text:p>
              </table:table-cell>
              <table:table-cell office:value-type="float" office:value="0.0743220505063">
                <text:p>0.0743220505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01262589572">
                <text:p>0.0601262589572</text:p>
              </table:table-cell>
              <table:table-cell office:value-type="float" office:value="0.0748021678516">
                <text:p>0.0748021678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03658946944">
                <text:p>0.0603658946944</text:p>
              </table:table-cell>
              <table:table-cell office:value-type="float" office:value="0.075016124427">
                <text:p>0.075016124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8899627357">
                <text:p>0.0598899627357</text:p>
              </table:table-cell>
              <table:table-cell office:value-type="float" office:value="0.0757242728623">
                <text:p>0.0757242728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98280815707">
                <text:p>0.0598280815707</text:p>
              </table:table-cell>
              <table:table-cell office:value-type="float" office:value="0.0768001929937">
                <text:p>0.0768001929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34421553214">
                <text:p>0.0534421553214</text:p>
              </table:table-cell>
              <table:table-cell office:value-type="float" office:value="0.132781489856">
                <text:p>0.132781489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8594861093">
                <text:p>0.0508594861093</text:p>
              </table:table-cell>
              <table:table-cell office:value-type="float" office:value="0.140544477252">
                <text:p>0.140544477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47842473463">
                <text:p>0.0447842473463</text:p>
              </table:table-cell>
              <table:table-cell office:value-type="float" office:value="0.163401067993">
                <text:p>0.163401067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9336417575">
                <text:p>0.0419336417575</text:p>
              </table:table-cell>
              <table:table-cell office:value-type="float" office:value="0.167914296742">
                <text:p>0.167914296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09561932785">
                <text:p>0.0409561932785</text:p>
              </table:table-cell>
              <table:table-cell office:value-type="float" office:value="0.170049250126">
                <text:p>0.170049250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99707963713">
                <text:p>0.0399707963713</text:p>
              </table:table-cell>
              <table:table-cell office:value-type="float" office:value="0.173559799422">
                <text:p>0.173559799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7773922196">
                <text:p>0.0387773922196</text:p>
              </table:table-cell>
              <table:table-cell office:value-type="float" office:value="0.172818154465">
                <text:p>0.172818154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8483622593">
                <text:p>0.0368483622593</text:p>
              </table:table-cell>
              <table:table-cell office:value-type="float" office:value="0.172856272003">
                <text:p>0.172856272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63356866292">
                <text:p>0.0263356866292</text:p>
              </table:table-cell>
              <table:table-cell office:value-type="float" office:value="0.190116931995">
                <text:p>0.190116931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90469191133">
                <text:p>0.00890469191133</text:p>
              </table:table-cell>
              <table:table-cell office:value-type="float" office:value="0.207511030781">
                <text:p>0.207511030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147529696632">
                <text:p>-0.00147529696632</text:p>
              </table:table-cell>
              <table:table-cell office:value-type="float" office:value="0.225081990163">
                <text:p>0.2250819901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256014127359">
                <text:p>-0.00256014127359</text:p>
              </table:table-cell>
              <table:table-cell office:value-type="float" office:value="0.226352960607">
                <text:p>0.226352960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98720059772">
                <text:p>-0.0198720059772</text:p>
              </table:table-cell>
              <table:table-cell office:value-type="float" office:value="0.233863342875">
                <text:p>0.233863342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226438814993">
                <text:p>-0.0226438814993</text:p>
              </table:table-cell>
              <table:table-cell office:value-type="float" office:value="0.232845941811">
                <text:p>0.2328459418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293138995307">
                <text:p>-0.0293138995307</text:p>
              </table:table-cell>
              <table:table-cell office:value-type="float" office:value="0.235977499757">
                <text:p>0.235977499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426780040617">
                <text:p>-0.0426780040617</text:p>
              </table:table-cell>
              <table:table-cell office:value-type="float" office:value="0.235242131316">
                <text:p>0.235242131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465925721751">
                <text:p>-0.0465925721751</text:p>
              </table:table-cell>
              <table:table-cell office:value-type="float" office:value="0.227134335556">
                <text:p>0.22713433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440647060994">
                <text:p>-0.0440647060994</text:p>
              </table:table-cell>
              <table:table-cell office:value-type="float" office:value="0.224662952953">
                <text:p>0.2246629529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6419861669">
                <text:p>-0.046419861669</text:p>
              </table:table-cell>
              <table:table-cell office:value-type="float" office:value="0.215196851963">
                <text:p>0.215196851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71673753618">
                <text:p>-0.0471673753618</text:p>
              </table:table-cell>
              <table:table-cell office:value-type="float" office:value="0.211414065258">
                <text:p>0.211414065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468643887175">
                <text:p>-0.0468643887175</text:p>
              </table:table-cell>
              <table:table-cell office:value-type="float" office:value="0.211927563504">
                <text:p>0.211927563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69189800414">
                <text:p>-0.0469189800414</text:p>
              </table:table-cell>
              <table:table-cell office:value-type="float" office:value="0.212529385531">
                <text:p>0.2125293855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46662580433">
                <text:p>-0.0446662580433</text:p>
              </table:table-cell>
              <table:table-cell office:value-type="float" office:value="0.212835722683">
                <text:p>0.212835722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56660114413">
                <text:p>-0.0456660114413</text:p>
              </table:table-cell>
              <table:table-cell office:value-type="float" office:value="0.202531653422">
                <text:p>0.202531653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451939832879">
                <text:p>-0.0451939832879</text:p>
              </table:table-cell>
              <table:table-cell office:value-type="float" office:value="0.195387502511">
                <text:p>0.195387502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459903737093">
                <text:p>-0.0459903737093</text:p>
              </table:table-cell>
              <table:table-cell office:value-type="float" office:value="0.1896926516">
                <text:p>0.18969265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495675635743">
                <text:p>-0.0495675635743</text:p>
              </table:table-cell>
              <table:table-cell office:value-type="float" office:value="0.171306784322">
                <text:p>0.1713067843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55444424811">
                <text:p>-0.055444424811</text:p>
              </table:table-cell>
              <table:table-cell office:value-type="float" office:value="0.151642455363">
                <text:p>0.1516424553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564579342802">
                <text:p>-0.0564579342802</text:p>
              </table:table-cell>
              <table:table-cell office:value-type="float" office:value="0.147524183547">
                <text:p>0.1475241835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578231783929">
                <text:p>-0.0578231783929</text:p>
              </table:table-cell>
              <table:table-cell office:value-type="float" office:value="0.144230355543">
                <text:p>0.1442303555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636156657136">
                <text:p>-0.0636156657136</text:p>
              </table:table-cell>
              <table:table-cell office:value-type="float" office:value="0.129236033853">
                <text:p>0.1292360338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646723735112">
                <text:p>-0.0646723735112</text:p>
              </table:table-cell>
              <table:table-cell office:value-type="float" office:value="0.126769825908">
                <text:p>0.126769825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651851544778">
                <text:p>-0.0651851544778</text:p>
              </table:table-cell>
              <table:table-cell office:value-type="float" office:value="0.125561806799">
                <text:p>0.1255618067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764373945601">
                <text:p>-0.0764373945601</text:p>
              </table:table-cell>
              <table:table-cell office:value-type="float" office:value="0.107982370497">
                <text:p>0.1079823704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825303992096">
                <text:p>-0.0825303992096</text:p>
              </table:table-cell>
              <table:table-cell office:value-type="float" office:value="0.0990900950115">
                <text:p>0.0990900950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846077771282">
                <text:p>-0.0846077771282</text:p>
              </table:table-cell>
              <table:table-cell office:value-type="float" office:value="0.0934644507957">
                <text:p>0.09346445079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854508346062">
                <text:p>-0.0854508346062</text:p>
              </table:table-cell>
              <table:table-cell office:value-type="float" office:value="0.0920400179831">
                <text:p>0.0920400179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59143035206">
                <text:p>-0.0959143035206</text:p>
              </table:table-cell>
              <table:table-cell office:value-type="float" office:value="0.0806643789933">
                <text:p>0.08066437899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12207720493">
                <text:p>-0.112207720493</text:p>
              </table:table-cell>
              <table:table-cell office:value-type="float" office:value="0.0675536321453">
                <text:p>0.06755363214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14653787771">
                <text:p>-0.114653787771</text:p>
              </table:table-cell>
              <table:table-cell office:value-type="float" office:value="0.0658938079429">
                <text:p>0.0658938079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21338231788">
                <text:p>-0.121338231788</text:p>
              </table:table-cell>
              <table:table-cell office:value-type="float" office:value="0.0630696337256">
                <text:p>0.0630696337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28609531732">
                <text:p>-0.128609531732</text:p>
              </table:table-cell>
              <table:table-cell office:value-type="float" office:value="0.0589748895095">
                <text:p>0.05897488950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33251766272">
                <text:p>-0.133251766272</text:p>
              </table:table-cell>
              <table:table-cell office:value-type="float" office:value="0.0580674934166">
                <text:p>0.05806749341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34286110876">
                <text:p>-0.134286110876</text:p>
              </table:table-cell>
              <table:table-cell office:value-type="float" office:value="0.0587324322098">
                <text:p>0.0587324322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32765840785">
                <text:p>-0.132765840785</text:p>
              </table:table-cell>
              <table:table-cell office:value-type="float" office:value="0.0548265998562">
                <text:p>0.05482659985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36167157119">
                <text:p>-0.136167157119</text:p>
              </table:table-cell>
              <table:table-cell office:value-type="float" office:value="0.0530665762217">
                <text:p>0.05306657622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40970907737">
                <text:p>-0.140970907737</text:p>
              </table:table-cell>
              <table:table-cell office:value-type="float" office:value="0.0440046001732">
                <text:p>0.04400460017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